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e46e" officeooo:paragraph-rsid="0000e46e"/>
    </style:style>
    <style:style style:name="P2" style:family="paragraph" style:parent-style-name="Standard">
      <style:text-properties officeooo:rsid="00025ea3" officeooo:paragraph-rsid="00025ea3"/>
    </style:style>
    <style:style style:name="P3" style:family="paragraph" style:parent-style-name="Standard">
      <style:text-properties officeooo:rsid="00025ea3" officeooo:paragraph-rsid="00050c72"/>
    </style:style>
    <style:style style:name="P4" style:family="paragraph" style:parent-style-name="Standard">
      <style:text-properties officeooo:rsid="00025ea3" officeooo:paragraph-rsid="00063ee6"/>
    </style:style>
    <style:style style:name="P5" style:family="paragraph" style:parent-style-name="Standard">
      <style:text-properties officeooo:rsid="00025ea3" officeooo:paragraph-rsid="00094eb7"/>
    </style:style>
    <style:style style:name="P6" style:family="paragraph" style:parent-style-name="Standard">
      <style:text-properties officeooo:rsid="00025ea3" officeooo:paragraph-rsid="000adf9c"/>
    </style:style>
    <style:style style:name="P7" style:family="paragraph" style:parent-style-name="Standard">
      <style:text-properties officeooo:rsid="00025ea3" officeooo:paragraph-rsid="000cb41b"/>
    </style:style>
    <style:style style:name="P8" style:family="paragraph" style:parent-style-name="Standard">
      <style:text-properties officeooo:rsid="00040a4e" officeooo:paragraph-rsid="00040a4e"/>
    </style:style>
    <style:style style:name="P9" style:family="paragraph" style:parent-style-name="Standard">
      <style:text-properties officeooo:rsid="00040a4e" officeooo:paragraph-rsid="00050c72"/>
    </style:style>
    <style:style style:name="P10" style:family="paragraph" style:parent-style-name="Standard">
      <style:text-properties officeooo:rsid="00040a4e" officeooo:paragraph-rsid="00063ee6"/>
    </style:style>
    <style:style style:name="P11" style:family="paragraph" style:parent-style-name="Standard">
      <style:text-properties officeooo:rsid="00040a4e" officeooo:paragraph-rsid="0007a7ac"/>
    </style:style>
    <style:style style:name="P12" style:family="paragraph" style:parent-style-name="Standard">
      <style:text-properties officeooo:rsid="00040a4e" officeooo:paragraph-rsid="00091160"/>
    </style:style>
    <style:style style:name="P13" style:family="paragraph" style:parent-style-name="Standard">
      <style:text-properties officeooo:rsid="00040a4e" officeooo:paragraph-rsid="00094eb7"/>
    </style:style>
    <style:style style:name="P14" style:family="paragraph" style:parent-style-name="Standard">
      <style:text-properties officeooo:rsid="00040a4e" officeooo:paragraph-rsid="0009fa04"/>
    </style:style>
    <style:style style:name="P15" style:family="paragraph" style:parent-style-name="Standard">
      <style:text-properties officeooo:rsid="000cb41b" officeooo:paragraph-rsid="000cb41b"/>
    </style:style>
    <style:style style:name="P16" style:family="paragraph" style:parent-style-name="Standard">
      <style:text-properties fo:color="#0000ff" officeooo:rsid="00025ea3" officeooo:paragraph-rsid="00063ee6"/>
    </style:style>
    <style:style style:name="P17" style:family="paragraph" style:parent-style-name="Standard">
      <style:text-properties fo:color="#0000ff" officeooo:rsid="00025ea3" officeooo:paragraph-rsid="00094eb7"/>
    </style:style>
    <style:style style:name="P18" style:family="paragraph" style:parent-style-name="Standard">
      <style:text-properties fo:color="#0000ff" officeooo:rsid="00025ea3" officeooo:paragraph-rsid="0009fa04"/>
    </style:style>
    <style:style style:name="P19" style:family="paragraph" style:parent-style-name="Standard">
      <style:text-properties fo:color="#ff3333" officeooo:rsid="00025ea3" officeooo:paragraph-rsid="00063ee6"/>
    </style:style>
    <style:style style:name="P20" style:family="paragraph" style:parent-style-name="Standard">
      <style:text-properties fo:color="#ff3333" officeooo:rsid="00025ea3" officeooo:paragraph-rsid="00094eb7"/>
    </style:style>
    <style:style style:name="P21" style:family="paragraph" style:parent-style-name="Standard">
      <style:text-properties fo:color="#ff3333" officeooo:rsid="00025ea3" officeooo:paragraph-rsid="000adf9c"/>
    </style:style>
    <style:style style:name="P22" style:family="paragraph" style:parent-style-name="Standard">
      <style:text-properties fo:color="#cccccc" officeooo:rsid="0000e46e" officeooo:paragraph-rsid="0000e46e"/>
    </style:style>
    <style:style style:name="P23" style:family="paragraph" style:parent-style-name="Standard">
      <style:text-properties officeooo:rsid="0000e46e" officeooo:paragraph-rsid="0000e46e"/>
    </style:style>
    <style:style style:name="T1" style:family="text">
      <style:text-properties officeooo:rsid="00025ea3"/>
    </style:style>
    <style:style style:name="T2" style:family="text">
      <style:text-properties officeooo:rsid="00040a4e"/>
    </style:style>
    <style:style style:name="T3" style:family="text">
      <style:text-properties officeooo:rsid="00050c72"/>
    </style:style>
    <style:style style:name="T4" style:family="text">
      <style:text-properties officeooo:rsid="00063ee6"/>
    </style:style>
    <style:style style:name="T5" style:family="text">
      <style:text-properties officeooo:rsid="0007a7ac"/>
    </style:style>
    <style:style style:name="T6" style:family="text">
      <style:text-properties officeooo:rsid="00091160"/>
    </style:style>
    <style:style style:name="T7" style:family="text">
      <style:text-properties officeooo:rsid="00094eb7"/>
    </style:style>
    <style:style style:name="T8" style:family="text">
      <style:text-properties officeooo:rsid="0009fa0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13990" style:font-weight-asian="bold" style:font-weight-complex="bold"/>
    </style:style>
    <style:style style:name="T11" style:family="text">
      <style:text-properties officeooo:rsid="000affe8"/>
    </style:style>
    <style:style style:name="T12" style:family="text">
      <style:text-properties fo:color="#0000ff"/>
    </style:style>
    <style:style style:name="T13" style:family="text">
      <style:text-properties fo:color="#0000ff" officeooo:rsid="00063ee6"/>
    </style:style>
    <style:style style:name="T14" style:family="text">
      <style:text-properties fo:color="#0000ff" officeooo:rsid="000f45e7"/>
    </style:style>
    <style:style style:name="T15" style:family="text">
      <style:text-properties fo:color="#0000ff" officeooo:rsid="000f64d3"/>
    </style:style>
    <style:style style:name="T16" style:family="text">
      <style:text-properties fo:color="#ff3333"/>
    </style:style>
    <style:style style:name="T17" style:family="text">
      <style:text-properties fo:color="#ff3333" officeooo:rsid="00063ee6"/>
    </style:style>
    <style:style style:name="T18" style:family="text">
      <style:text-properties fo:color="#ff3333" officeooo:rsid="000f45e7"/>
    </style:style>
    <style:style style:name="T19" style:family="text">
      <style:text-properties fo:color="#ff3333" officeooo:rsid="000f64d3"/>
    </style:style>
    <style:style style:name="T20" style:family="text">
      <style:text-properties fo:color="#ff3333" officeooo:rsid="00113d36"/>
    </style:style>
    <style:style style:name="T21" style:family="text">
      <style:text-properties fo:color="#009900"/>
    </style:style>
    <style:style style:name="T22" style:family="text">
      <style:text-properties fo:color="#009900" officeooo:rsid="00063ee6"/>
    </style:style>
    <style:style style:name="T23" style:family="text">
      <style:text-properties fo:color="#009900" officeooo:rsid="000cb41b"/>
    </style:style>
    <style:style style:name="T24" style:family="text">
      <style:text-properties fo:color="#009900" officeooo:rsid="000eab78"/>
    </style:style>
    <style:style style:name="T25" style:family="text">
      <style:text-properties fo:color="#009900" officeooo:rsid="000f45e7"/>
    </style:style>
    <style:style style:name="T26" style:family="text">
      <style:text-properties fo:color="#009900" officeooo:rsid="000f64d3"/>
    </style:style>
    <style:style style:name="T27" style:family="text">
      <style:text-properties fo:color="#009900" officeooo:rsid="00140b44"/>
    </style:style>
    <style:style style:name="T28" style:family="text">
      <style:text-properties fo:color="#ff950e"/>
    </style:style>
    <style:style style:name="T29" style:family="text">
      <style:text-properties fo:color="#ff950e" officeooo:rsid="000eab78"/>
    </style:style>
    <style:style style:name="T30" style:family="text">
      <style:text-properties fo:color="#ff950e" officeooo:rsid="00063ee6"/>
    </style:style>
    <style:style style:name="T31" style:family="text">
      <style:text-properties fo:color="#ff950e" officeooo:rsid="000f45e7"/>
    </style:style>
    <style:style style:name="T32" style:family="text">
      <style:text-properties fo:color="#ff950e" officeooo:rsid="000f64d3"/>
    </style:style>
    <style:style style:name="T33" style:family="text">
      <style:text-properties fo:color="#ff950e" officeooo:rsid="00140b44"/>
    </style:style>
    <style:style style:name="T34" style:family="text">
      <style:text-properties officeooo:rsid="000f45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9">* </text:span><text:span text:style-name="T10">question: if typ (e.g. greyhound/”dalmatian”) is 0, how does the litLis probability distribution get a non-zero value? This must be what factor() is doing? (...something with taking the log probability and re-weighting? But log(0) = -infinity ? )</text:span></text:p>
      <text:p text:style-name="P1"/>
      <text:p text:style-name="P1">*<text:span text:style-name="T1">if typ(target) = 1 and typ(distr1)=typ(distr2) = 0, then prob(target) = 1 and prob(distr1/2)=0 (they're not in the list)</text:span></text:p>
      <text:p text:style-name="P2">*if typ(t)=1, typ(d1)=1 and typ(d2) = 0: p(t)=0.<text:span text:style-name="T34">5</text:span>, p(d1)=0.<text:span text:style-name="T34">5</text:span>, p(d2)=0</text:p>
      <text:p text:style-name="P2">* if typ = same for all 3 (no matter what t<text:span text:style-name="T11">he typ</text:span>), p = <text:span text:style-name="T34">0.333</text:span> for all 3 <text:span text:style-name="T34">(except if all typs = 0, then error)</text:span></text:p>
      <text:p text:style-name="P2"/>
      <text:p text:style-name="P15">color code: <text:span text:style-name="T12">blue</text:span>=item12, <text:span text:style-name="T16">red</text:span>=item22, <text:span text:style-name="T29">orange</text:span>=item23, <text:span text:style-name="T21">green</text:span>=item33</text:p>
      <text:p text:style-name="P2"/>
      <text:p text:style-name="P2">*for sub term: </text:p>
      <text:p text:style-name="P9">--<text:span text:style-name="T3">&gt;t(target) pretty consistent ~0.95 (min 0.82,0.85,0.85, 0.9, …, 0.98,0.98)</text:span></text:p>
      <text:p text:style-name="P9">--<text:span text:style-name="T3">&gt;t(distrSameBasic) : quite inconsistent, high variation 0.02 to 0.78!!! (however many between 0.1-0.2)</text:span></text:p>
      <text:p text:style-name="P9">--<text:span text:style-name="T3">&gt;t(distrSameSuper) : pretty consistent ~0.05 ( 0.009, …, 0.15)</text:span></text:p>
      <text:p text:style-name="P9">--<text:span text:style-name="T3">&gt;t(distrDiffSuper)=0</text:span></text:p>
      <text:p text:style-name="P2"><text:tab/></text:p>
      <text:p text:style-name="P3">(but <text:s/>t(distr<text:span text:style-name="T3">SameBasic</text:span>) sometimes also as high as 0.78 (e.g. sidetable/”bedside table”; <text:span text:style-name="T2">lily/”tulip”:0.44</text:span>))</text:p>
      <text:p text:style-name="P9">(but <text:span text:style-name="T1"><text:s/>t(distrSameBasic)</text:span>sometimes also as low as 0.02 (e.g. koala bear/”grizzly bear”))</text:p>
      <text:p text:style-name="P9">(but <text:span text:style-name="T1"><text:s/>t(distrSameSuper)</text:span>sometimes also as high as 0.15 (e.g. grasses/”rose”))</text:p>
      <text:p text:style-name="P8"/>
      <text:p text:style-name="P4"><text:tab/><text:span text:style-name="T12">→ </text:span><text:span text:style-name="T13">given t(t)=0.95, t(d1)=0.15, t(d2)=0.05: <text:s/></text:span><text:span text:style-name="T12">p(t) =</text:span><text:span text:style-name="T13">0.</text:span><text:span text:style-name="T14">83</text:span><text:span text:style-name="T13">, p(d1)=0.</text:span><text:span text:style-name="T14">13</text:span><text:span text:style-name="T13">, p(d2)=0.</text:span><text:span text:style-name="T14">04</text:span></text:p>
      <text:p text:style-name="P16"><text:tab/>→<text:span text:style-name="T4"> </text:span><text:span text:style-name="T17">given t(t)=0.95</text:span><text:span text:style-name="T4">, t(d1)=0.05, t(d2)=0.05: <text:s/></text:span><text:span text:style-name="T16">p(t) =</text:span><text:span text:style-name="T17">0.</text:span><text:span text:style-name="T18">90</text:span><text:span text:style-name="T4">, p(d1)=0.05, p(d2)=0.05</text:span></text:p>
      <text:p text:style-name="P16"><text:tab/>→<text:span text:style-name="T4"> given t(t)=0.95, t(d1)=0.78, t(d2)=0.05: <text:s/></text:span>p(t) =<text:span text:style-name="T4">0.53, p(d1)=0.44, p(d2)=0.03</text:span></text:p>
      <text:p text:style-name="P4"><text:tab/>→<text:span text:style-name="T4"> </text:span><text:span text:style-name="T30">given t(t)=0.95, t(d1)=0.05, t(d2)=0.00: <text:s/></text:span><text:span text:style-name="T28">p(t) =</text:span><text:span text:style-name="T30">0.</text:span><text:span text:style-name="T31">95</text:span><text:span text:style-name="T30">, p(d1)=0.</text:span><text:span text:style-name="T31">05</text:span><text:span text:style-name="T30">, p(d2)=0</text:span></text:p>
      <text:p text:style-name="P5"><text:tab/>→<text:span text:style-name="T22"> given t(t)=0.95, t(d1)=0.00, t(d2)=0.00: <text:s/></text:span><text:span text:style-name="T21">p(t) =</text:span><text:span text:style-name="T25">1</text:span><text:span text:style-name="T22">, p(d1)=0, p(d2)=0</text:span></text:p>
      <text:p text:style-name="P4"/>
      <text:p text:style-name="P4">*for <text:span text:style-name="T4">basic</text:span> term: </text:p>
      <text:p text:style-name="P10">--<text:span text:style-name="T3">&gt;t(target) rel. consistent ~0.9</text:span></text:p>
      <text:p text:style-name="P11">--<text:span text:style-name="T3">&gt;t(distrSameBasic) : rel. consistent ~0.9 </text:span></text:p>
      <text:p text:style-name="P12">--<text:span text:style-name="T3">&gt;t(distrSameSuper) : rel. inconsistent, mostly around 0.05 but quite a few outliers at 0.1/0.2 – 0.4</text:span></text:p>
      <text:p text:style-name="P10">--<text:span text:style-name="T3">&gt;t(distrDiffSuper)=0</text:span></text:p>
      <text:p text:style-name="P4"/>
      <text:p text:style-name="P10">(but <text:span text:style-name="T1"><text:s/>t(target) once at</text:span> 0.<text:span text:style-name="T4">48</text:span> (<text:span text:style-name="T4">bedside table</text:span>/”<text:span text:style-name="T4">table</text:span>”)<text:span text:style-name="T4">+ twice at ~0.75</text:span>)</text:p>
      <text:p text:style-name="P11">(but <text:span text:style-name="T1"><text:s/>t(distrSameBasic) once at</text:span> 0.<text:span text:style-name="T5">5</text:span> (<text:span text:style-name="T5">koala bear</text:span>/”<text:span text:style-name="T5">bear</text:span>”)</text:p>
      <text:p text:style-name="P13">(but <text:span text:style-name="T1"><text:s/>t(distrSameSuper)</text:span>sometimes also as <text:span text:style-name="T6">high</text:span> as 0.<text:span text:style-name="T6">38</text:span> (e.g. <text:span text:style-name="T6">ambulance</text:span>/”<text:span text:style-name="T6">car</text:span>”); <text:span text:style-name="T6">grasses/”flower:0.27</text:span>)</text:p>
      <text:p text:style-name="P10"/>
      <text:p text:style-name="P4"><text:tab/><text:span text:style-name="T12">→ </text:span><text:span text:style-name="T13">given t(t)=0.90, t(d1)=0.9, t(d2)=0.05: <text:s/></text:span><text:span text:style-name="T12">p(t) =</text:span><text:span text:style-name="T13">0.4</text:span><text:span text:style-name="T15">9</text:span><text:span text:style-name="T13">, p(d1)=0.4</text:span><text:span text:style-name="T15">9</text:span><text:span text:style-name="T13">, p(d2)=0.</text:span><text:span text:style-name="T15">02</text:span></text:p>
      <text:p text:style-name="P16"><text:tab/>→<text:span text:style-name="T4"> given t(t)=0.75, t(d1)=0.9, t(d2)=0.05: <text:s/></text:span>p(t) =<text:span text:style-name="T4">0.44, p(d1)=0.53, p(d2)=0.03</text:span></text:p>
      <text:p text:style-name="P17"><text:tab/>→<text:span text:style-name="T4"> given t(t)=0.90, t(d1)=0.5, t(d2)=0.05: <text:s/></text:span>p(t) =<text:span text:style-name="T4">0.34, p(d1)=0.62, p(d2)=0.03</text:span></text:p>
      <text:p text:style-name="P17"><text:tab/>→<text:span text:style-name="T4"> given t(t)=0.90, t(d1)=0.9, t(d2)=0.10: <text:s/></text:span>p(t) =<text:span text:style-name="T4">0.47, p(d1)=0.47, p(d2)=0.05</text:span></text:p>
      <text:p text:style-name="P16"><text:tab/>→<text:span text:style-name="T4"> given t(t)=0.90, t(d1)=0.9, t(d2)=0.20: <text:s/></text:span>p(t) =<text:span text:style-name="T4">0.45, p(d1)=0.45, p(d2)=0.10</text:span></text:p>
      <text:p text:style-name="P5"><text:tab/><text:span text:style-name="T16">→</text:span><text:span text:style-name="T17"> given t(t)=0.90, t(d1)=0.05, t(d2)=0.05: <text:s/></text:span><text:span text:style-name="T16">p(t) =</text:span><text:span text:style-name="T17">0.</text:span><text:span text:style-name="T19">90</text:span><text:span text:style-name="T17">, p(d1)=0.</text:span><text:span text:style-name="T19">05</text:span><text:span text:style-name="T17">, p(d2)=0.</text:span><text:span text:style-name="T19">05</text:span></text:p>
      <text:p text:style-name="P19"><text:tab/>→<text:span text:style-name="T4"> given t(t)=0.90, t(d1)=0.05, t(d2)=0.25: <text:s/></text:span>p(t) =<text:span text:style-name="T4">0.75, p(d1)=0.04, p(d2)=0.21</text:span></text:p>
      <text:p text:style-name="P20"><text:tab/>→<text:span text:style-name="T4"> given t(t)=0.90, t(d1)=0.25, t(d2)=0.25: <text:s/></text:span>p(t) =<text:span text:style-name="T4">0.64, p(d1)=0.18, p(d2)=0.18</text:span></text:p>
      <text:p text:style-name="P5"><text:tab/>→<text:span text:style-name="T4"> </text:span><text:span text:style-name="T30">given t(t)=0.90, t(d1)=0.05, t(d2)=0.00: <text:s/></text:span><text:span text:style-name="T28">p(t) =</text:span><text:span text:style-name="T30">0.</text:span><text:span text:style-name="T32">95</text:span><text:span text:style-name="T30">, p(d1)=0.</text:span><text:span text:style-name="T32">05</text:span><text:span text:style-name="T30">, p(d2)=0</text:span></text:p>
      <text:p text:style-name="P7"><text:span text:style-name="T4"><text:tab/></text:span><text:span text:style-name="T22">→ given t(t)=0.90, t(d1)=0.00, t(d2)=0.00: <text:s/></text:span><text:span text:style-name="T21">p(t) =</text:span><text:span text:style-name="T26">1</text:span><text:span text:style-name="T22">, p(d1)=0, p(d2)=0</text:span></text:p>
      <text:p text:style-name="P5"/>
      <text:p text:style-name="P5">*for <text:span text:style-name="T7">super</text:span> term: </text:p>
      <text:p text:style-name="P13">--<text:span text:style-name="T3">&gt;t(target) rel. consistent ~0.85, although quite a few outliers </text:span></text:p>
      <text:p text:style-name="P13">--<text:span text:style-name="T3">&gt;t(distrSameBasic) : rel. consistent ~0.85</text:span></text:p>
      <text:p text:style-name="P13">--<text:span text:style-name="T3">&gt;t(distrSameSuper) : rel. inconsistent, mostly around 0.85 but quite a few outliers at 0.5/0.6/0.7</text:span></text:p>
      <text:p text:style-name="P13"><text:soft-page-break/>--<text:span text:style-name="T3">&gt;t(distrDiffSuper) rel. consistent at ~0.03</text:span></text:p>
      <text:p text:style-name="P5"/>
      <text:p text:style-name="P13">(but <text:span text:style-name="T1"><text:s/>t(target) twice around</text:span> 0.<text:span text:style-name="T7">52</text:span> (<text:span text:style-name="T7">catfish</text:span>/”<text:span text:style-name="T7">animal</text:span>”;<text:span text:style-name="T7">clownfish/”animal”</text:span>)<text:span text:style-name="T4">+ twice at ~0.65</text:span>)</text:p>
      <text:p text:style-name="P13">(but <text:span text:style-name="T1"><text:s/>t(distrSameBasic) once at</text:span> 0.<text:span text:style-name="T7">6</text:span> (<text:span text:style-name="T7">sparrow</text:span>/”<text:span text:style-name="T7">animal</text:span>”), <text:span text:style-name="T7">once at 0.7</text:span></text:p>
      <text:p text:style-name="P13">(but <text:span text:style-name="T1"><text:s/>t(distrSameSuper)</text:span>sometimes also as <text:span text:style-name="T7">low</text:span> as 0.<text:span text:style-name="T7">5</text:span> (e.g. <text:span text:style-name="T7">lobster</text:span>/”<text:span text:style-name="T7">animal</text:span>”; <text:span text:style-name="T7">lamp/”furniture”</text:span>)</text:p>
      <text:p text:style-name="P14"><text:span text:style-name="T8">(but <text:s/>t(distrDiffSuper)seldomly up to 0.15/0.25</text:span> <text:s/>(e.g. <text:span text:style-name="T7">lobster</text:span>/”<text:span text:style-name="T8">snack</text:span>”; <text:span text:style-name="T8">chick/”snack”</text:span>)</text:p>
      <text:p text:style-name="P13"/>
      <text:p text:style-name="P5"><text:tab/><text:span text:style-name="T12">→ </text:span><text:span text:style-name="T13">given t(t)=0.85, t(d1)=0.85, t(d2)=0.85: <text:s/></text:span><text:span text:style-name="T12">p(t) =</text:span><text:span text:style-name="T13">0.33, p(d1)=0.33, p(d2)=0.33</text:span></text:p>
      <text:p text:style-name="P17"><text:tab/>→<text:span text:style-name="T4"> </text:span><text:span text:style-name="T17">given t(t)=0.52</text:span><text:span text:style-name="T4">, t(d1)=0.85, t(d2)=0.85: <text:s/></text:span><text:span text:style-name="T16">p(t) =</text:span><text:span text:style-name="T17">0.2</text:span><text:span text:style-name="T20">3</text:span><text:span text:style-name="T17">,</text:span><text:span text:style-name="T4"> p(d1)=0.38, p(d2)=0.38</text:span></text:p>
      <text:p text:style-name="P18"><text:tab/>→ <text:span text:style-name="T4">given t(t)=0.85, t(d1)=0.65, t(d2)=0.85: <text:s/></text:span>p(t) =<text:span text:style-name="T4">0.36, p(d1)=0.28, p(d2)=0.36</text:span></text:p>
      <text:p text:style-name="P18"><text:tab/>→<text:span text:style-name="T4"> given t(t)=0.52, t(d1)=0.65, t(d2)=0.85: <text:s/></text:span>p(t) =<text:span text:style-name="T4">0.26, p(d1)=0.32, p(d2)=0.42</text:span></text:p>
      <text:p text:style-name="P6"><text:tab/><text:span text:style-name="T16">→ </text:span><text:span text:style-name="T17">given t(t)=0.85, t(d1)=0.85, t(d2)=0.50: <text:s/></text:span><text:span text:style-name="T16">p(t) =</text:span><text:span text:style-name="T17">0.3</text:span><text:span text:style-name="T20">9</text:span><text:span text:style-name="T17">, p(d1)=0.3</text:span><text:span text:style-name="T20">9</text:span><text:span text:style-name="T17">, p(d2)=0.2</text:span><text:span text:style-name="T20">3</text:span></text:p>
      <text:p text:style-name="P21"><text:tab/>→ <text:span text:style-name="T4">given t(t)=0.85, t(d1)=0.85, t(d2)=0.70: <text:s/></text:span>p(t) =<text:span text:style-name="T4">0.35, p(d1)=0.35, p(d2)=0.29</text:span></text:p>
      <text:p text:style-name="P21"><text:tab/>→ <text:span text:style-name="T4">given t(t)=0.85, t(d1)=0.50, t(d2)=0.70: <text:s/></text:span>p(t) =<text:span text:style-name="T4">0.41, p(d1)=0.24, p(d2)=0.34</text:span></text:p>
      <text:p text:style-name="P21"><text:tab/>→ <text:span text:style-name="T4">given t(t)=0.85, t(d1)=0.50, t(d2)=0.50: <text:s/></text:span>p(t) =<text:span text:style-name="T4">0.46, p(d1)=0.27, p(d2)=0.27</text:span></text:p>
      <text:p text:style-name="P6"><text:tab/>→ <text:span text:style-name="T30">given t(t)=0.85, t(d1)=0.85, t(d2)=0.03: <text:s/></text:span><text:span text:style-name="T28">p(t) =</text:span><text:span text:style-name="T30">0.4</text:span><text:span text:style-name="T33">9</text:span><text:span text:style-name="T30">, p(d1)=0.4</text:span><text:span text:style-name="T33">9</text:span><text:span text:style-name="T30">, p(d2)=0.</text:span><text:span text:style-name="T33">02</text:span></text:p>
      <text:p text:style-name="P6"><text:tab/>→ <text:span text:style-name="T22">given t(t)=0.85, t(d1)=0.03, t(d2)=0.03: <text:s/></text:span><text:span text:style-name="T21">p(t) =</text:span><text:span text:style-name="T22">0.</text:span><text:span text:style-name="T27">93</text:span><text:span text:style-name="T22">, p(d1)=0.</text:span><text:span text:style-name="T27">03,</text:span><text:span text:style-name="T22"> p(d2)=0.</text:span><text:span text:style-name="T27">03</text:span></text:p>
      <text:p text:style-name="P6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355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16:50:20.607014508</meta:creation-date>
    <dc:date>2016-05-22T10:34:51.382898368</dc:date>
    <meta:editing-duration>PT7H11M9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2" meta:paragraph-count="56" meta:word-count="532" meta:character-count="4154" meta:non-whitespace-character-count="3621"/>
  </office:meta>
</office:document-meta>
</file>